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Handle( HttpServletRequest request , HttpServletResponse respons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Completion( HttpServletRequest request , HttpServletResponse response , Object handler , @ Nullable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stHandle( HttpServletRequest request , HttpServletResponse response , Object handler , @ Nullable ModelAndView modelAnd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